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Tableau3" style:family="table">
      <style:table-properties style:width="16.399cm" table:align="center" style:writing-mode="lr-tb"/>
    </style:style>
    <style:style style:name="Tableau3.A" style:family="table-column">
      <style:table-column-properties style:column-width="4.882cm"/>
    </style:style>
    <style:style style:name="Tableau3.B" style:family="table-column">
      <style:table-column-properties style:column-width="2.582cm"/>
    </style:style>
    <style:style style:name="Tableau3.C" style:family="table-column">
      <style:table-column-properties style:column-width="5.288cm"/>
    </style:style>
    <style:style style:name="Tableau3.D" style:family="table-column">
      <style:table-column-properties style:column-width="3.64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fo:line-height="0.635cm">
        <style:tab-stops/>
      </style:paragraph-properties>
    </style:style>
    <style:style style:name="P3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5" style:family="paragraph" style:parent-style-name="Header">
      <style:paragraph-properties fo:line-height="0.459cm">
        <style:tab-stops/>
      </style:paragraph-properties>
      <style:text-properties style:font-name="Arial" fo:font-size="11pt" fo:language="zxx" fo:country="none" style:font-size-asian="11pt" style:language-asian="zxx" style:country-asian="none" style:font-size-complex="11pt" style:font-weight-complex="bold"/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Standard">
      <style:paragraph-properties fo:margin-top="0cm" fo:margin-bottom="0.071cm" fo:line-height="0.564cm" style:snap-to-layout-grid="false"/>
      <style:text-properties fo:color="#c0c0c0" style:font-name="Arial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Arial"/>
    </style:style>
    <style:style style:name="P9" style:family="paragraph" style:parent-style-name="Standard">
      <style:paragraph-properties fo:line-height="0.3cm" style:snap-to-layout-grid="false"/>
      <style:text-properties style:font-name="Arial"/>
    </style:style>
    <style:style style:name="P10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 style:font-size-complex="8pt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line-height="0.388cm" style:snap-to-layout-grid="false"/>
      <style:text-properties style:font-name="Arial" fo:font-size="8pt" style:font-size-asian="8pt" style:font-name-complex="Times New Roman" style:font-size-complex="8pt"/>
    </style:style>
    <style:style style:name="P14" style:family="paragraph" style:parent-style-name="Standard">
      <style:paragraph-properties fo:line-height="0.459cm" style:snap-to-layout-grid="false"/>
      <style:text-properties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15" style:family="paragraph" style:parent-style-name="Standard">
      <style:paragraph-properties fo:line-height="0.459cm"/>
      <style:text-properties style:font-name="Arial" fo:font-size="11pt" fo:language="zxx" fo:country="none" style:font-size-asian="11pt" style:language-asian="zxx" style:country-asian="none" style:font-size-complex="11pt"/>
    </style:style>
    <style:style style:name="P16" style:family="paragraph" style:parent-style-name="Standard"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0.459cm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size="11pt" style:font-size-asian="11pt" style:font-size-complex="11pt"/>
    </style:style>
    <style:style style:name="P20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1" style:family="paragraph" style:parent-style-name="Texte_20_de_20_saisie">
      <style:paragraph-properties fo:margin-left="-0.25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Texte_20_de_20_saisie">
      <style:text-properties style:font-name="Arial" fo:font-size="11pt" style:font-size-asian="11pt" style:font-size-complex="11pt"/>
    </style:style>
    <style:style style:name="P23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4" style:family="paragraph" style:parent-style-name="Texte_20_de_20_saisie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5" style:family="paragraph" style:parent-style-name="Texte_20_de_20_saisie">
      <style:paragraph-properties style:snap-to-layout-grid="false"/>
      <style:text-properties style:font-name="Arial" fo:font-size="11pt" style:font-size-asian="11pt" style:font-size-complex="11pt"/>
    </style:style>
    <style:style style:name="P26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style:use-window-font-color="tru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mtforfait"/>
      </text:user-field-decls>
      <text:section text:style-name="Sect1" text:name="forfaitair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7"/>
            </table:table-cell>
            <table:covered-table-cell/>
            <table:covered-table-cell/>
            <table:table-cell table:style-name="Tableau1.A1" table:number-columns-spanned="2" office:value-type="string">
              <text:p text:style-name="P8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8"/>
            </table:table-cell>
            <table:table-cell table:style-name="Tableau1.A1" table:number-rows-spanned="5" office:value-type="string">
              <text:p text:style-name="P14"><text:user-field-get text:name="personne_qual"/> <text:s/><text:user-field-get text:name="personne_nom"/> <text:s/><text:user-field-get text:name="personne_prenom"/></text:p>
              <text:p text:style-name="P5"><text:s/><text:user-field-get text:name="prestation_natprest"/></text:p>
              <text:p text:style-name="P15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17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10">Réf. : </text:p>
            </table:table-cell>
            <table:table-cell table:style-name="Tableau1.A1" table:number-columns-spanned="2" office:value-type="string">
              <text:p text:style-name="P13"/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0">Affaire suivie par : </text:p>
            </table:table-cell>
            <table:covered-table-cell/>
            <table:table-cell table:style-name="Tableau1.A1" office:value-type="string">
              <text:p text:style-name="P12"><text:s/><text:user-field-get text:name="referentapre_qual"/> <text:s/><text:user-field-get text:name="referentapre_nom"/> <text:s/><text:user-field-get text:name="referentapre_prenom"/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0">Tél. : </text:p>
            </table:table-cell>
            <table:table-cell table:style-name="Tableau1.A1" table:number-columns-spanned="2" office:value-type="string">
              <text:p text:style-name="P12"><text:s/><text:user-field-get text:name="referentapre_numtel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8">Bobigny, le <text:date style:data-style-name="N36" text:date-value="2010-07-26T14:04:01.06">26/07/2010</text:date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8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  <text:p text:style-name="P16"/>
        <text:p text:style-name="P16"/>
        <text:p text:style-name="P19"><text:conditional-text text:condition="ooow:personne_qual==&quot;MR&quot;" text:string-value-if-true="Monsieur" text:string-value-if-false="Madame" text:current-value="true">Madame</text:conditional-text>,</text:p>
        <text:p text:style-name="P16"/>
        <text:p text:style-name="P22">Vous êtes éligible à l'aide forfaitaire au titre de l’Aide Personnalisée de Retour à l’Emploi (APRE). </text:p>
        <text:p text:style-name="P23"/>
        <text:p text:style-name="P22">Après examen de votre dossier, j’ai le plaisir de vous informer qu’il vous a été attribué une aide globale de <text:s/><text:user-field-get text:name="apre_mtforfait"/> €</text:p>
        <text:p text:style-name="P22"/>
        <text:p text:style-name="P22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P24">Nature d’aide</text:p>
            </table:table-cell>
            <table:table-cell table:style-name="Tableau3.A1" office:value-type="string">
              <text:p text:style-name="P24">Montant (€)</text:p>
            </table:table-cell>
            <table:table-cell table:style-name="Tableau3.A1" office:value-type="string">
              <text:p text:style-name="P24">Mode de paiement</text:p>
            </table:table-cell>
            <table:table-cell table:style-name="Tableau3.D1" office:value-type="string">
              <text:p text:style-name="P24">Destinataire</text:p>
            </table:table-cell>
          </table:table-row>
          <table:table-row table:style-name="Tableau3.1">
            <table:table-cell table:style-name="Tableau3.A1" office:value-type="string">
              <text:p text:style-name="P25">Voir doc joint</text:p>
            </table:table-cell>
            <table:table-cell table:style-name="Tableau3.A1" office:value-type="string">
              <text:p text:style-name="P25"><text:user-field-get text:name="apre_mtforfait"/></text:p>
            </table:table-cell>
            <table:table-cell table:style-name="Tableau3.A1" office:value-type="string">
              <text:p text:style-name="P25">Possibilités :</text:p>
              <text:p text:style-name="P22">CAP/VIREMENT/CHEQUES TRESOR PUBLIC</text:p>
            </table:table-cell>
            <table:table-cell table:style-name="Tableau3.D1" office:value-type="string">
              <text:p text:style-name="P22"><text:user-field-get text:name="personne_qual"/> <text:s/><text:user-field-get text:name="personne_nom"/> <text:s/><text:user-field-get text:name="personne_prenom"/></text:p>
            </table:table-cell>
          </table:table-row>
        </table:table>
        <text:p text:style-name="P22"/>
        <text:p text:style-name="P22">Cette aide sera versée sur le/votre compte bancaire.</text:p>
        <text:p text:style-name="P22"/>
        <text:p text:style-name="P22">En souhaitant que cette aide contribue à la réussite de votre projet professionnel, je vous prie de croire, <text:span text:style-name="T1"><text:conditional-text text:condition="ooow:personne_qual==&quot;MR&quot;" text:string-value-if-true="Monsieur" text:string-value-if-false="Madame" text:current-value="true">Madame</text:conditional-text></text:span><text:span text:style-name="T1">,</text:span> à l'assurance de mes salutations distinguées.</text:p>
        <text:p text:style-name="P20"/>
        <text:p text:style-name="P21"/>
        <text:p text:style-name="P21"/>
        <text:p text:style-name="P21"/>
        <text:p text:style-name="P21"/>
        <text:p text:style-name="P26">17Claude Bartolone</text:p>
        <text:p text:style-name="P22"/>
        <text:p text:style-name="P22"/>
      </text:section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Header">
      <style:paragraph-properties fo:line-height="0.635cm">
        <style:tab-stops/>
      </style:paragraph-properties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1T10:05:33</meta:creation-date>
    <dc:date>2010-07-26T14:04:00.98</dc:date>
    <meta:editing-duration>PT00H15M08S</meta:editing-duration>
    <meta:editing-cycles>10</meta:editing-cycles>
    <meta:generator>OpenOffice.org/3.1$Win32 OpenOffice.org_project/310m11$Build-9399</meta:generator>
    <dc:creator>Nicolas Bonsall</dc:creator>
    <meta:document-statistic meta:table-count="2" meta:image-count="0" meta:object-count="0" meta:page-count="1" meta:paragraph-count="25" meta:word-count="100" meta:character-count="666"/>
  </office:meta>
</office:document-meta>
</file>